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/>
      <style:text-properties fo:language="en" fo:country="US"/>
    </style:style>
    <style:style style:name="P2" style:parent-style-name="Обычный" style:family="paragraph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P6" style:parent-style-name="Обычный" style:family="paragraph">
      <style:text-properties fo:language="en" fo:country="US"/>
    </style:style>
    <style:style style:name="P7" style:parent-style-name="Обычный" style:family="paragraph">
      <style:text-properties fo:language="en" fo:country="US"/>
    </style:style>
    <style:style style:name="P8" style:parent-style-name="Обычный" style:family="paragraph">
      <style:text-properties fo:language="en" fo:country="US"/>
    </style:style>
    <style:style style:name="P9" style:parent-style-name="Обычный" style:family="paragraph">
      <style:text-properties fo:language="en" fo:country="US"/>
    </style:style>
    <style:style style:name="P10" style:parent-style-name="Обычный" style:family="paragraph">
      <style:text-properties fo:language="en" fo:country="US"/>
    </style:style>
    <style:style style:name="P11" style:parent-style-name="Обычный" style:family="paragraph">
      <style:text-properties fo:language="en" fo:country="US"/>
    </style:style>
    <style:style style:name="P12" style:parent-style-name="Обычный" style:family="paragraph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  <style:style style:name="P21" style:parent-style-name="Обычный" style:family="paragraph">
      <style:text-properties fo:language="en" fo:country="US"/>
    </style:style>
    <style:style style:name="P22" style:parent-style-name="Обычный" style:family="paragraph">
      <style:text-properties fo:language="en" fo:country="US"/>
    </style:style>
    <style:style style:name="P23" style:parent-style-name="Обычный" style:family="paragraph">
      <style:text-properties fo:language="en" fo:country="US"/>
    </style:style>
    <style:style style:name="P24" style:parent-style-name="Обычный" style:family="paragraph">
      <style:text-properties fo:language="en" fo:country="US"/>
    </style:style>
    <style:style style:name="P25" style:parent-style-name="Обычный" style:family="paragraph">
      <style:text-properties fo:language="en" fo:country="US"/>
    </style:style>
    <style:style style:name="P26" style:parent-style-name="Обычный" style:family="paragraph">
      <style:text-properties fo:language="en" fo:country="US"/>
    </style:style>
    <style:style style:name="P27" style:parent-style-name="Обычный" style:family="paragraph">
      <style:text-properties fo:language="en" fo:country="US"/>
    </style:style>
    <style:style style:name="P28" style:parent-style-name="Обычный" style:family="paragraph">
      <style:text-properties fo:language="en" fo:country="US"/>
    </style:style>
    <style:style style:name="P29" style:parent-style-name="Обычный" style:family="paragraph">
      <style:text-properties fo:language="en" fo:country="US"/>
    </style:style>
    <style:style style:name="P30" style:parent-style-name="Обычный" style:family="paragraph">
      <style:text-properties fo:language="en" fo:country="US"/>
    </style:style>
    <style:style style:name="P31" style:parent-style-name="Обычный" style:family="paragraph">
      <style:text-properties fo:language="en" fo:country="US"/>
    </style:style>
    <style:style style:name="P32" style:parent-style-name="Обычный" style:family="paragraph">
      <style:text-properties fo:language="en" fo:country="US"/>
    </style:style>
    <style:style style:name="P33" style:parent-style-name="Обычный" style:family="paragraph">
      <style:text-properties fo:language="en" fo:country="US"/>
    </style:style>
    <style:style style:name="P34" style:parent-style-name="Обычный" style:family="paragraph">
      <style:text-properties fo:language="en" fo:country="US"/>
    </style:style>
    <style:style style:name="P35" style:parent-style-name="Обычный" style:family="paragraph">
      <style:text-properties fo:language="en" fo:country="US"/>
    </style:style>
    <style:style style:name="P36" style:parent-style-name="Обычный" style:family="paragraph">
      <style:text-properties fo:language="en" fo:country="US"/>
    </style:style>
    <style:style style:name="P37" style:parent-style-name="Обычный" style:family="paragraph">
      <style:text-properties fo:language="en" fo:country="US"/>
    </style:style>
    <style:style style:name="P38" style:parent-style-name="Обычный" style:family="paragraph">
      <style:text-properties fo:language="en" fo:country="US"/>
    </style:style>
    <style:style style:name="P39" style:parent-style-name="Обычный" style:family="paragraph">
      <style:text-properties fo:language="en" fo:country="US"/>
    </style:style>
    <style:style style:name="P40" style:parent-style-name="Обычный" style:family="paragraph">
      <style:text-properties fo:language="en" fo:country="US"/>
    </style:style>
    <style:style style:name="P41" style:parent-style-name="Обычный" style:family="paragraph">
      <style:text-properties fo:language="en" fo:country="US"/>
    </style:style>
    <style:style style:name="P42" style:parent-style-name="Обычный" style:family="paragraph">
      <style:text-properties fo:language="en" fo:country="US"/>
    </style:style>
    <style:style style:name="P43" style:parent-style-name="Обычный" style:family="paragraph">
      <style:text-properties fo:language="en" fo:country="US"/>
    </style:style>
    <style:style style:name="P44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body {</text:p>
      <text:p text:style-name="P2"><text:s text:c="4"/>font-size: 24px;</text:p>
      <text:p text:style-name="P3">}</text:p>
      <text:p text:style-name="P4">p.green {</text:p>
      <text:p text:style-name="P5"><text:s text:c="4"/>color: green;</text:p>
      <text:p text:style-name="P6">}</text:p>
      <text:p text:style-name="P7">p.red {</text:p>
      <text:p text:style-name="P8"><text:s text:c="4"/>color: red;</text:p>
      <text:p text:style-name="P9">}</text:p>
      <text:p text:style-name="Обычный">li.grey {</text:p>
      <text:p text:style-name="Обычный">    color: grey;</text:p>
      <text:p text:style-name="Обычный">}</text:p>
      <text:p text:style-name="P10">p.italic {</text:p>
      <text:p text:style-name="P11"><text:s text:c="4"/>font-style: italic;</text:p>
      <text:p text:style-name="P12">}</text:p>
      <text:p text:style-name="P13">p.bold {</text:p>
      <text:p text:style-name="P14"><text:s text:c="4"/>font-weight: bold;</text:p>
      <text:p text:style-name="P15">}</text:p>
      <text:p text:style-name="P16">li.green {</text:p>
      <text:p text:style-name="P17"><text:s text:c="4"/>color: green;</text:p>
      <text:p text:style-name="P18">}</text:p>
      <text:p text:style-name="P19">li.red {</text:p>
      <text:p text:style-name="P20"><text:s text:c="4"/>color: red;</text:p>
      <text:p text:style-name="P21">}</text:p>
      <text:p text:style-name="P22">li.blue {</text:p>
      <text:p text:style-name="P23"><text:s text:c="4"/>color: blue;</text:p>
      <text:p text:style-name="P24">}</text:p>
      <text:p text:style-name="P25">span.xxsmall {</text:p>
      <text:p text:style-name="P26"><text:s text:c="4"/>font-size: 10px;</text:p>
      <text:p text:style-name="P27">}</text:p>
      <text:p text:style-name="P28">span.xsmall {</text:p>
      <text:p text:style-name="P29"><text:s text:c="4"/>font-size: 20px;</text:p>
      <text:p text:style-name="P30">}</text:p>
      <text:p text:style-name="P31">span.small {</text:p>
      <text:p text:style-name="P32"><text:s text:c="4"/>font-size: 30px;</text:p>
      <text:p text:style-name="P33">}</text:p>
      <text:p text:style-name="P34">span.medium {</text:p>
      <text:p text:style-name="P35"><text:s text:c="4"/>font-size: 40px;</text:p>
      <text:p text:style-name="P36">}</text:p>
      <text:p text:style-name="P37">span.large {</text:p>
      <text:p text:style-name="P38"><text:s text:c="4"/>font-size: 50px;</text:p>
      <text:p text:style-name="P39">}</text:p>
      <text:p text:style-name="P40">span.xlarge {</text:p>
      <text:p text:style-name="P41"><text:s text:c="4"/>font-size: 60px;</text:p>
      <text:p text:style-name="P42">}</text:p>
      <text:p text:style-name="P43">span.xxlarge {</text:p>
      <text:p text:style-name="P44"><text:s text:c="4"/>font-size: 70px;</text:p>
      <text:p text:style-name="Обычный">}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0F4761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0F4761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0F4761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0F4761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0F4761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sov.brazil@gmail.com</meta:initial-creator>
    <dc:creator>usov.brazil@gmail.com</dc:creator>
    <meta:creation-date>2025-01-08T14:24:00Z</meta:creation-date>
    <dc:date>2025-01-08T16:27:00Z</dc:date>
    <meta:template xlink:href="Normal" xlink:type="simple"/>
    <meta:editing-cycles>4</meta:editing-cycles>
    <meta:editing-duration>PT660S</meta:editing-duration>
    <meta:document-statistic meta:page-count="1" meta:paragraph-count="1" meta:word-count="79" meta:character-count="532" meta:row-count="3" meta:non-whitespace-character-count="454"/>
  </office:meta>
</office:document-meta>
</file>